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/text:p>
      <text:p text:style-name="P2">REMORA</text:p>
      <text:p text:style-name="P2"/>
      <text:p text:style-name="P3">resources:</text:p>
      <text:list xml:id="list2856932318381695352" text:style-name="L1">
        <text:list-item>
          <text:p text:style-name="P4"><text:a xlink:type="simple" xlink:href="http://www.lsis.org/groplan/papers/groplanReport_missionMalta_v1-comex.pdf" text:style-name="Internet_20_link" text:visited-style-name="Visited_20_Internet_20_Link"><text:span text:style-name="T1">http://www.lsis.org/groplan/papers/groplanReport_missionMalta_v1-comex.pdf</text:span></text:a></text:p>
        </text:list-item>
        <text:list-item>
          <text:p text:style-name="P4"><text:a xlink:type="simple" xlink:href="https://www.dailymotion.com/video/x3rw14" text:style-name="Internet_20_link" text:visited-style-name="Visited_20_Internet_20_Link"><text:span text:style-name="T1">https://www.dailymotion.com/video/x3rw14</text:span></text:a></text:p>
        </text:list-item>
        <text:list-item>
          <text:p text:style-name="P4"><text:a xlink:type="simple" xlink:href="https://books.google.it/books?id=o8JwDwAAQBAJ&amp;lpg=PA274&amp;ots=fJ1lq1GK9u&amp;dq=remora%20comex%202000%20how%20to%20pilot&amp;hl=it&amp;pg=PA274#v=onepage&amp;q&amp;f=false" text:style-name="Internet_20_link" text:visited-style-name="Visited_20_Internet_20_Link"><text:span text:style-name="T1">https://books.google.it/books?id=o8JwDwAAQBAJ&amp;lpg=PA274&amp;ots=fJ1lq1GK9u&amp;dq=remora%20comex%202000%20how%20to%20pilot&amp;hl=it&amp;pg=PA274#v=onepage&amp;q&amp;f=false</text:span></text:a></text:p>
        </text:list-item>
        <text:list-item>
          <text:p text:style-name="P7">https://mediathequedelamer.com/wp-content/uploads/la-cite-de-la-mer-fiches-colleges-engins-remora-2000.pdf</text:p>
        </text:list-item>
      </text:list>
      <text:p text:style-name="P3"/>
      <text:p text:style-name="P3"/>
      <text:p text:style-name="P3">Movimento: </text:p>
      <text:p text:style-name="P3">Il sommergibile è dotato di un totale di 5 propulsori ad elica e conferiscono un movimento di traslazione sugli assi X e Z, un movimento di rotazione sull'asse Z ed un minimo di traslazione su Y quando si effettua la rotazione su Z.</text:p>
      <text:p text:style-name="P3">È possibile che ci sia un'inclinazione sull'asse Y ma non è possibile un'inclinazione sull'asse X.</text:p>
      <text:p text:style-name="P3">La manovrabilità è stata definita molto simile a quella di un elicottero.</text:p>
      <text:p text:style-name="P3"/>
      <text:p text:style-name="P3">Comandi:</text:p>
      <text:p text:style-name="P3">C'è un pannello simile ad un pannello arcade con uno stick sulla destra e 7 diversi bottoni sulla sinistra.</text:p>
      <text:p text:style-name="P3">2 bottoni sono usati per salire e scendere. I restanti sembrano servire per la gestione dei fari.<text:line-break/>Lo stick dovrebbe funzionare da controller per il movimento: avanti, indietro, ruota a sinistra e ruota a destra.</text:p>
      <text:p text:style-name="P3"/>
      <text:p text:style-name="P3">Roba aggiuntiva: </text:p>
      <text:p text:style-name="P3"/>
      <text:p text:style-name="P3">I propulsori sono statici e non si muovono.<text:line-break/>I fari si muovono attraverso l'uso di alcuni bracci meccanici (o così sembra)</text:p>
      <text:p text:style-name="P3">Data la struttura del remora 2000, non dovrebbe essere possibile far capovolgere il veicolo.</text:p>
      <text:p text:style-name="P3">Può avere 2 bracci idraulici con un diverso numero di assi (3 e 5) in caso servano in alcune spedizioni.</text:p>
      <text:p text:style-name="P3">Ha un sonar, un ecoscandaglio e diversi tipi di telecamere.</text:p>
      <text:p text:style-name="P3"><text:s/></text:p>
      <text:p text:style-name="P3">external resources: </text:p>
      <text:list xml:id="list7912564966464434126" text:style-name="L2">
        <text:list-item>
          <text:p text:style-name="P5"><text:a xlink:type="simple" xlink:href="https://medium.com/@silviopiccolo/hci-and-user-experience-in-virtual-reality-c045ef1b1ffe" text:style-name="Internet_20_link" text:visited-style-name="Visited_20_Internet_20_Link"><text:span text:style-name="T1">https://medium.com/@silviopiccolo/hci-and-user-experience-in-virtual-reality-c045ef1b1ffe</text:span></text:a></text:p>
        </text:list-item>
        <text:list-item>
          <text:p text:style-name="P5"><text:span text:style-name="T1">https://otik.uk.zcu.cz/bitstream/11025/896/1/Chevaldonne.pd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1M20S</meta:editing-duration>
    <meta:editing-cycles>11</meta:editing-cycles>
    <meta:generator>OpenOffice/4.1.5$Win32 OpenOffice.org_project/415m1$Build-9789</meta:generator>
    <dc:date>2019-03-05T13:11:40.32</dc:date>
    <meta:document-statistic meta:table-count="0" meta:image-count="0" meta:object-count="0" meta:page-count="1" meta:paragraph-count="23" meta:word-count="209" meta:character-count="1698"/>
    <meta:user-defined meta:name="Info 1"/>
    <meta:user-defined meta:name="Info 2"/>
    <meta:user-defined meta:name="Info 3"/>
    <meta:user-defined meta:name="Info 4"/>
  </office:meta>
</office:document-meta>
</file>